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96cm" fo:min-width="1.67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5.416cm" fo:min-width="5.12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9900ff" draw:textarea-horizontal-align="justify" draw:textarea-vertical-align="middle" draw:auto-grow-height="false" fo:min-height="0.737cm" fo:min-width="0.71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5.416cm" fo:min-width="5.125cm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Fine_20_Dashed" svg:stroke-width="0.081cm" draw:marker-start-width="0.321cm" draw:marker-end-width="0.321cm" draw:fill-color="#cc66ff" draw:textarea-horizontal-align="justify" draw:textarea-vertical-align="middle" draw:auto-grow-height="false" fo:min-height="0.737cm" fo:min-width="0.713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-color="#9900ff" draw:textarea-horizontal-align="justify" draw:textarea-vertical-align="middle" draw:auto-grow-height="false" fo:min-height="0.737cm" fo:min-width="0.713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13cm"/>
    </style:style>
    <style:style style:name="gr9" style:family="graphic" style:parent-style-name="standard">
      <style:graphic-properties draw:stroke="none" svg:stroke-color="#000000" draw:fill="none" draw:fill-color="#ffffff" fo:min-height="1.34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845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>
      <style:graphic-properties draw:stroke="none" svg:stroke-color="#000000" draw:fill="none" draw:fill-color="#ffffff" fo:min-height="0.945cm"/>
    </style:style>
    <style:style style:name="P1" style:family="paragraph">
      <style:paragraph-properties fo:text-align="center"/>
    </style:style>
    <style:style style:name="P2" style:family="paragraph">
      <loext:graphic-properties draw:fill-color="#9900ff"/>
      <style:paragraph-properties fo:text-align="center"/>
    </style:style>
    <style:style style:name="P3" style:family="paragraph">
      <loext:graphic-properties draw:fill-color="#cc66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258cm" svg:height="1.726cm" svg:x="14.577cm" svg:y="9.492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04cm" svg:height="5.746cm" svg:x="9.194cm" svg:y="2.1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292cm" svg:height="1.067cm" svg:x="11.24cm" svg:y="5.0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05cm" svg:height="5.746cm" svg:x="16.729cm" svg:y="2.1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93cm" svg:height="1.067cm" svg:x="18.773cm" svg:y="5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.293cm" svg:height="1.067cm" svg:x="17.267cm" svg:y="5.88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886cm" svg:y1="6.129cm" svg:x2="14.577cm" svg:y2="10.355cm" draw:start-shape="id1" draw:start-glue-point="2" draw:end-shape="id2" draw:end-glue-point="3" svg:d="M11886 6129v4226h2691" svg:viewBox="0 0 2692 4227">
          <text:p/>
        </draw:connector>
        <draw:connector draw:style-name="gr7" draw:text-style-name="P1" draw:layer="layout" svg:x1="17.913cm" svg:y1="6.948cm" svg:x2="16.835cm" svg:y2="10.355cm" draw:start-shape="id3" draw:start-glue-point="2" draw:end-shape="id2" draw:end-glue-point="1" svg:d="M17913 6948v3407h-1078" svg:viewBox="0 0 1079 3408">
          <text:p/>
        </draw:connector>
        <draw:frame draw:style-name="gr8" draw:text-style-name="P4" draw:layer="layout" svg:width="5.281cm" svg:height="1.38cm" svg:x="9.899cm" svg:y="1.021cm">
          <draw:text-box>
            <text:p>Imagem atual</text:p>
          </draw:text-box>
        </draw:frame>
        <draw:frame draw:style-name="gr9" draw:text-style-name="P4" draw:layer="layout" svg:width="5.863cm" svg:height="1.593cm" svg:x="16.717cm" svg:y="1.021cm">
          <draw:text-box>
            <text:p>Imagem posterior</text:p>
          </draw:text-box>
        </draw:frame>
        <draw:frame draw:style-name="gr10" draw:text-style-name="P5" xml:id="id4" draw:id="id4" draw:layer="layout" svg:width="5.968cm" svg:height="1cm" svg:x="12.732cm" svg:y="13.1cm">
          <draw:text-box>
            <text:p text:style-name="P1">Erro de predição</text:p>
          </draw:text-box>
        </draw:frame>
        <draw:line draw:style-name="gr11" draw:text-style-name="P6" draw:layer="layout" svg:x1="18.58cm" svg:y1="5.121cm" svg:x2="17.28cm" svg:y2="5.821cm">
          <text:p/>
        </draw:line>
        <draw:frame draw:style-name="gr12" draw:text-style-name="P4" draw:layer="layout" svg:width="4.6cm" svg:height="3.095cm" svg:x="22.68cm" svg:y="3.421cm">
          <draw:text-box>
            <text:p>VM: Vetor de movimento.</text:p>
            <text:p/>
            <text:p/>
          </draw:text-box>
        </draw:frame>
        <draw:frame draw:style-name="gr13" draw:text-style-name="P4" draw:layer="layout" svg:width="1.9cm" svg:height="1.2cm" svg:x="17.28cm" svg:y="4.121cm">
          <draw:text-box>
            <text:p>MV</text:p>
          </draw:text-box>
        </draw:frame>
        <draw:frame draw:style-name="gr14" draw:text-style-name="P7" draw:layer="layout" svg:width="0.9cm" svg:height="1.195cm" svg:x="13.7cm" svg:y="9.4cm">
          <draw:text-box>
            <text:p><text:span text:style-name="T1">-</text:span></text:p>
          </draw:text-box>
        </draw:frame>
        <draw:connector draw:style-name="gr7" draw:text-style-name="P1" draw:layer="layout" svg:x1="15.706cm" svg:y1="11.218cm" svg:x2="15.716cm" svg:y2="13.1cm" draw:start-shape="id2" draw:start-glue-point="2" draw:end-shape="id4" draw:end-glue-point="0" svg:d="M15706 11218v962h10v920" svg:viewBox="0 0 11 18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6:57:30.979213033</meta:creation-date>
    <dc:date>2016-10-15T15:38:40.369296363</dc:date>
    <meta:editing-duration>PT11M12S</meta:editing-duration>
    <meta:editing-cycles>3</meta:editing-cycles>
    <meta:generator>LibreOffice/5.1.4.2$Linux_X86_64 LibreOffice_project/10m0$Build-2</meta:generator>
    <meta:document-statistic meta:object-count="16"/>
  </office:meta>
</office:document-meta>
</file>